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 style:shadow="none"/>
    </style:style>
    <style:style style:name="Table3.A" style:family="table-column">
      <style:table-column-properties style:column-width="4.6479in" style:rel-column-width="6693*"/>
    </style:style>
    <style:style style:name="Table3.B" style:family="table-column">
      <style:table-column-properties style:column-width="2.0569in" style:rel-column-width="2962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Georgia" fo:font-size="8pt" style:font-size-asian="8pt" style:font-size-complex="8pt"/>
    </style:style>
    <style:style style:name="P7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style:font-name="Courier" fo:font-size="8pt" style:font-size-asian="8pt" style:font-size-complex="8pt"/>
    </style:style>
    <style:style style:name="P10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text-properties style:font-name="Courier2" fo:font-size="8pt" style:font-size-asian="8pt" style:font-size-complex="8pt"/>
    </style:style>
    <style:style style:name="P12" style:family="paragraph" style:parent-style-name="Table_20_Contents">
      <style:text-properties style:font-name="Courier" fo:font-size="8pt" style:font-size-asian="8pt" style:font-size-complex="8pt"/>
    </style:style>
    <style:style style:name="P13" style:family="paragraph" style:parent-style-name="Table_20_Contents">
      <style:text-properties style:font-name="Georgia" fo:font-size="8pt" style:font-size-asian="8pt" style:font-size-complex="8pt"/>
    </style:style>
    <style:style style:name="P14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P15" style:family="paragraph" style:parent-style-name="Table_20_Contents">
      <style:text-properties style:font-name="Courier2" fo:font-size="8pt" style:font-size-asian="8pt" style:font-size-complex="8pt"/>
    </style:style>
    <style:style style:name="T1" style:family="text">
      <style:text-properties style:font-name="Georgi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name="Courie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ourier2"/>
    </style:style>
    <style:style style:name="T10" style:family="text">
      <style:text-properties style:font-name="Courier2" fo:font-weight="normal" style:font-weight-asian="normal" style:font-weight-complex="normal"/>
    </style:style>
    <style:style style:name="T11" style:family="text">
      <style:text-properties style:font-name="Georgia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2">Name:</text:span>______________________________________</text:p>
          </table:table-cell>
          <table:table-cell office:value-type="string">
            <text:p text:style-name="P2"><text:span text:style-name="T2">Date:</text:span><text:span text:style-name="T3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5"><text:line-break/>CSCSCI-UA.0002 – Midterm – Practice Questions on Functions and Loops<text:line-break/></text:p>
      <text:list xml:id="list3021855256090438651" text:style-name="L1">
        <text:list-header>
          <text:p text:style-name="P6"/>
        </text:list-header>
        <text:list-item>
          <text:p text:style-name="P6">There's an error in both code samples below. <text:s/>Circle the line where the error occurs. <text:s/>To the right of each code sample, explain why there's an error: (3 points)<text:line-break/><text:span text:style-name="T5"><text:line-break/></text:span></text:p>
          <text:list>
            <text:list-item>
              <text:p text:style-name="P9">a = greet_with_hello('yo yo meow')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1">for outer in range(5):</text:p>
              <text:p text:style-name="P11"><text:s text:c="4"/>print(inner)</text:p>
              <text:p text:style-name="P11"><text:s text:c="4"/>for inner in range(5):</text:p>
              <text:p text:style-name="P9"><text:span text:style-name="T9"><text:s text:c="8"/>print(outer)</text:span><text:span text:style-name="T1"><text:line-break/><text:line-break/></text:span></text:p>
            </text:list-item>
            <text:list-item>
              <text:p text:style-name="P11">limit = 5.0</text:p>
              <text:p text:style-name="P11">total = 0<text:line-break/>for i in range(limit):</text:p>
              <text:p text:style-name="P9"><text:span text:style-name="T9"><text:s text:c="4"/>total += i<text:line-break/></text:span><text:span text:style-name="T1"><text:line-break/></text:span></text:p>
            </text:list-item>
          </text:list>
          <text:p text:style-name="P6"/>
        </text:list-item>
        <text:list-item>
          <text:p text:style-name="P6">Using the code in the 1<text:span text:style-name="T4">st</text:span> column, answer the questions in the second and third columns. <text:s text:c="2"/>If the question asks for output, <text:span text:style-name="T2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2">output</text:span> of this program?</text:p>
          </table:table-cell>
          <table:table-cell table:style-name="Table2.C2" office:value-type="string">
            <text:p text:style-name="P1">What is the <text:span text:style-name="T2">value</text:span> of the variable called <text:span text:style-name="T2">talk</text:span>?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2">first</text:span><text:span text:style-name="T6"> </text:span><text:span text:style-name="T7">line of </text:span><text:span text:style-name="T8">output</text:span><text:span text:style-name="T6"> </text:span><text:span text:style-name="T7">for this program?</text:span></text:p>
          </table:table-cell>
          <table:table-cell table:style-name="Table2.C2" office:value-type="string">
            <text:p text:style-name="P1">What is the <text:span text:style-name="T2">second</text:span><text:span text:style-name="T6"> </text:span><text:span text:style-name="T7">line of </text:span><text:span text:style-name="T8">output</text:span><text:span text:style-name="T6"> </text:span><text:span text:style-name="T7">for this program?</text:span><text:line-break/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2">output</text:span> of this program?</text:p>
          </table:table-cell>
          <table:table-cell table:style-name="Table2.C2" office:value-type="string">
            <text:p text:style-name="P1">What data <text:span text:style-name="T2">type</text:span> is returned from join_three?<text:line-break/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2">output</text:span> of this program?</text:p>
          </table:table-cell>
          <table:table-cell table:style-name="Table2.C2" office:value-type="string">
            <text:p text:style-name="P1">What is the <text:span text:style-name="T2">output</text:span> of this program if <text:span text:style-name="T9">break</text:span> were replaced with <text:span text:style-name="T9">continue</text:span>?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: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2">output</text:span> of this program?</text:p>
          </table:table-cell>
          <table:table-cell table:style-name="Table2.C2" office:value-type="string">
            <text:p text:style-name="P1">Draw an arrow to the <text:span text:style-name="T2">argument</text:span>, and draw an arrow to the <text:span text:style-name="T2">parameter</text:span> for the definition and execution of <text:span text:style-name="T9">do_this_thing</text:span>.</text:p>
          </table:table-cell>
        </table:table-row>
      </table:table>
      <text:list xml:id="list1843708218" text:continue-numbering="true" text:style-name="L1">
        <text:list-header>
          <text:p text:style-name="P6"><text:span text:style-name="T3"><text:line-break/><text:line-break/><text:line-break/><text:line-break/></text:span></text:p>
        </text:list-header>
        <text:list-item>
          <text:p text:style-name="P6"><text:soft-page-break/><text:span text:style-name="T3">Write a function called</text:span><text:span text:style-name="T10"> mult_table </text:span><text:span text:style-name="T11">using the requirements and sample output below. It should:</text:span><text:span text:style-name="T3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621112881515871663" text:style-name="L2">
              <text:list-item>
                <text:p text:style-name="P14">have 1 parameter, an integer, that specifies the dimensions of the table it produces</text:p>
              </text:list-item>
              <text:list-item>
                <text:p text:style-name="P14">return a string that contains a table</text:p>
              </text:list-item>
              <text:list-item>
                <text:p text:style-name="P14">the table should contain the product of the row number and column number in each cell; for example, in row 3, column 2, the value is 6 because it is the result of multiplying 3 * 2 (the row and column numbers)</text:p>
              </text:list-item>
              <text:list-item>
                <text:p text:style-name="P14">the width of each cell should be dynamic depending on the number of characters of the longest product plus 1 to accommodate a space between cells (in the example, the width of the longest product</text:p>
              </text:list-item>
            </text:list>
          </table:table-cell>
          <table:table-cell table:style-name="Table3.A1" office:value-type="string">
            <text:p text:style-name="P15"><text:s text:c="2"/>print(mult_table(7))<text:line-break/><text:line-break/> <text:s/>1 <text:s/>2 <text:s/>3 <text:s/>4 <text:s/>5 <text:s/>6 <text:s/>7</text:p>
            <text:p text:style-name="P15"><text:s text:c="2"/>2 <text:s/>4 <text:s/>6 <text:s/>8 10 12 14</text:p>
            <text:p text:style-name="P15"><text:s text:c="2"/>3 <text:s/>6 <text:s/>9 12 15 18 21</text:p>
            <text:p text:style-name="P15"><text:s text:c="2"/>4 <text:s/>8 12 16 20 24 28</text:p>
            <text:p text:style-name="P15"><text:s text:c="2"/>5 10 15 20 25 30 35</text:p>
            <text:p text:style-name="P15"><text:s text:c="2"/>6 12 18 24 30 36 42</text:p>
            <text:p text:style-name="P15"><text:s text:c="2"/>7 14 21 28 35 42 49</text:p>
          </table:table-cell>
        </table:table-row>
      </table:table>
      <text:list xml:id="list2037831849" text:continue-list="list1843708218" text:style-name="L1">
        <text:list-item>
          <text:p text:style-name="P6"><text:span text:style-name="T3"><text:line-break/><text:line-break/><text:line-break/><text:line-break/><text:line-break/><text:line-break/><text:line-break/><text:line-break/><text:line-break/></text:span></text:p>
          <text:p text:style-name="P7"><text:line-break/></text:p>
          <text:p text:style-name="P8"/>
          <text:p text:style-name="P10"/>
          <text:p text:style-name="P7"/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7-06-07T08:40:02</dc:date>
    <dc:creator>Joe Versoza</dc:creator>
    <meta:editing-duration>P14DT17H56M47S</meta:editing-duration>
    <meta:editing-cycles>96</meta:editing-cycles>
    <meta:generator>OpenOffice/4.1.1$Unix OpenOffice.org_project/411m6$Build-9775</meta:generator>
    <meta:document-statistic meta:table-count="3" meta:image-count="0" meta:object-count="0" meta:page-count="2" meta:paragraph-count="68" meta:word-count="464" meta:character-count="2747"/>
  </office:meta>
</office:document-meta>
</file>